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2.277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41cm" fo:break-before="page" style:use-optimal-row-height="true"/>
    </style:style>
    <style:style style:name="ro3" style:family="table-row">
      <style:table-row-properties style:row-height="0.459cm" fo:break-before="page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8, XP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7, XP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Win7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XP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1">
          <table:table-cell office:value-type="string">
            <text:p>FF Linux 64</text:p>
          </table:table-cell>
          <table:table-cell table:number-columns-repeated="11"/>
        </table:table-row>
        <table:table-row table:style-name="ro1">
          <table:table-cell office:value-type="string">
            <text:p>Safari Mac 10.6 i386</text:p>
          </table:table-cell>
          <table:table-cell office:value-type="string">
            <text:p>Jack, 28-5</text:p>
          </table:table-cell>
          <table:table-cell table:style-name="ce2" office:value-type="string">
            <text:p>OK</text:p>
          </table:table-cell>
          <table:table-cell table:number-columns-repeated="8"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6 64bit</text:p>
          </table:table-cell>
          <table:table-cell office:value-type="string">
            <text:p>Jack, 28-5</text:p>
          </table:table-cell>
          <table:table-cell table:number-columns-repeated="8" office:value-type="string">
            <text:p>OK</text:p>
          </table:table-cell>
          <table:table-cell office:value-type="string">
            <text:p>OK, but saw a hang</text:p>
          </table:table-cell>
          <table:table-cell/>
        </table:table-row>
        <table:table-row table:style-name="ro1">
          <table:table-cell office:value-type="string">
            <text:p>Safari Mac 10.4/5 i386</text:p>
          </table:table-cell>
          <table:table-cell table:number-columns-repeated="11"/>
        </table:table-row>
        <table:table-row table:style-name="ro1">
          <table:table-cell office:value-type="string">
            <text:p>Safari Mac 10.4/5 ppc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3">
          <table:table-cell office:value-type="string">
            <text:p>Win7,ffmpeg,expat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4">
          <table:table-cell office:value-type="string">
            <text:p>Win XP,ffmpeg,expat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4">
          <table:table-cell office:value-type="string">
            <text:p>Win7,DirectX,xerces</text:p>
          </table:table-cell>
          <table:table-cell office:value-type="string">
            <text:p>Jack, 28-5</text:p>
          </table:table-cell>
          <table:table-cell table:number-columns-repeated="3"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office:value-type="string">
            <text:p>Win XP,DirectX,xerces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1">
          <table:table-cell office:value-type="string">
            <text:p>Linux32,ffmpeg,expat,qt</text:p>
          </table:table-cell>
          <table:table-cell table:number-columns-repeated="11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qt</text:p>
          </table:table-cell>
          <table:table-cell table:number-columns-repeated="11"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64,ffmpeg,xerces,qt</text:p>
          </table:table-cell>
          <table:table-cell table:number-columns-repeated="11"/>
        </table:table-row>
        <table:table-row table:style-name="ro4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4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2" office:value-type="string">
            <text:p>OK</text:p>
          </table:table-cell>
          <table:table-cell table:style-name="ce1" office:value-type="string">
            <text:p>OK</text:p>
          </table:table-cell>
          <table:table-cell/>
        </table:table-row>
        <table:table-row table:style-name="ro4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B28</text:p>
          </table:table-cell>
          <table:table-cell office:value-type="string">
            <text:p>none</text:p>
          </table:table-cell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1">
          <table:table-cell office:value-type="string">
            <text:p>Mac10.4/5 i386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i386,quicktime,xerces</text:p>
          </table:table-cell>
          <table:table-cell table:number-columns-repeated="11"/>
        </table:table-row>
        <table:table-row table:style-name="ro1">
          <table:table-cell office:value-type="string">
            <text:p>Mac10.4/5 ppc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ppc,quicktime,xerces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2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4">
          <table:table-cell office:value-type="string">
            <text:p>Win7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/>
          <table:table-cell table:number-columns-repeated="5" office:value-type="string">
            <text:p>OK</text:p>
          </table:table-cell>
          <table:table-cell/>
        </table:table-row>
        <table:table-row table:style-name="ro4">
          <table:table-cell office:value-type="string">
            <text:p>Win XP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/>
          <table:table-cell table:number-columns-repeated="5" office:value-type="string">
            <text:p>OK</text:p>
          </table:table-cell>
          <table:table-cell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4">
          <table:table-cell office:value-type="string">
            <text:p>Win7,ffmpeg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4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4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2"/>
          <table:table-cell office:value-type="string">
            <text:p>Hangs</text:p>
          </table:table-cell>
          <table:table-cell office:value-type="string">
            <text:p>Hangs?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4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4">
          <table:table-cell office:value-type="string">
            <text:p>Mac10.6 64bit,ffmpeg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5"/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4">
          <table:table-cell office:value-type="string">
            <text:p>Win XP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4">
          <table:table-cell office:value-type="string">
            <text:p>Win XP,DirectX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-05-2010</text:date>, <text:time>13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5-28T13:55:51</dc:date>
    <meta:editing-duration>PT69H55M23S</meta:editing-duration>
    <meta:editing-cycles>21</meta:editing-cycles>
    <meta:generator>OpenOffice.org/3.1$Unix OpenOffice.org_project/310m19$Build-9420</meta:generator>
    <meta:print-date>2010-01-27T15:47:37</meta:print-date>
    <dc:creator>Jack Jansen</dc:creator>
    <meta:document-statistic meta:table-count="3" meta:cell-count="414" meta:object-count="0"/>
    <meta:user-defined meta:name="Info 1"/>
    <meta:user-defined meta:name="Info 2"/>
    <meta:user-defined meta:name="Info 3"/>
    <meta:user-defined meta:name="Info 4"/>
  </office:meta>
</office:document-meta>
</file>